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00" loext:opacity="100%"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hemistry</text:span><text:span text:style-name="T2">-</text:span><text:span text:style-name="T3">Pyt</text:span><text:span text:style-name="T4">hon </text:span><text:span text:style-name="T5">I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2">This course has four modules:</text:p>
            <text:p text:style-name="P2"/>
            <text:list text:style-name="L1">
              <text:list-item>
                <text:p text:style-name="P2"><text:span text:style-name="T6">Basic </text:span>Python’s concept</text:p>
              </text:list-item>
              <text:list-item>
                <text:p text:style-name="P3"><text:span text:style-name="T6">Improve your skill to solve </text:span>Chemistry’s problems with Python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Mo</text:span><text:span text:style-name="T3">du</text:span><text:span text:style-name="T4">le</text:span><text:span text:style-name="T2"> </text:span><text:span text:style-name="T5">1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2"><text:span text:style-name="T2">Concepts</text:span>:</text:p>
            <text:p text:style-name="P2">1) What is Python? and Python’s dates types </text:p>
            <text:p text:style-name="P2">2) Read and print information. Import Modules</text:p>
            <text:p><text:span text:style-name="T2">Problems</text:span>:</text:p>
            <text:p>3) Atomic mass percentage in molecular formula</text:p>
            <text:p>4) Ideal Gase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6"><text:span text:style-name="T1">Mo</text:span><text:span text:style-name="T3">du</text:span><text:span text:style-name="T4">le</text:span><text:span text:style-name="T2"> </text:span><text:span text:style-name="T5">2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6"><text:span text:style-name="T1">Mo</text:span><text:span text:style-name="T3">du</text:span><text:span text:style-name="T4">le</text:span><text:span text:style-name="T2"> </text:span><text:span text:style-name="T5">3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6"><text:span text:style-name="T1">Mo</text:span><text:span text:style-name="T3">du</text:span><text:span text:style-name="T4">le</text:span><text:span text:style-name="T2"> </text:span><text:span text:style-name="T5">4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6"><text:span text:style-name="T1">Chemistry</text:span><text:span text:style-name="T2">-</text:span><text:span text:style-name="T3">Pyt</text:span><text:span text:style-name="T4">hon </text:span><text:span text:style-name="T5">Jobs </text:span><text:span text:style-name="T7">(2024)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8T16:08:43.804058494</meta:creation-date>
    <dc:date>2024-02-08T16:42:40.463890743</dc:date>
    <meta:editing-duration>PT7M50S</meta:editing-duration>
    <meta:editing-cycles>3</meta:editing-cycles>
    <meta:generator>LibreOffice/7.3.7.2$Linux_X86_64 LibreOffice_project/30$Build-2</meta:generator>
    <meta:document-statistic meta:object-count="45"/>
  </office:meta>
</office:document-meta>
</file>